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ingXMLPip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etup( int index , Profiler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XML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processingInstruction( String target , Stri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ingXML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ingXML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XMLPipe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